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60f" officeooo:paragraph-rsid="000c660f"/>
    </style:style>
    <style:style style:name="P2" style:family="paragraph" style:parent-style-name="Standard">
      <style:text-properties officeooo:rsid="0017f7a0" officeooo:paragraph-rsid="0017f7a0"/>
    </style:style>
    <style:style style:name="P3" style:family="paragraph" style:parent-style-name="Standard">
      <style:text-properties officeooo:rsid="0022b14a" officeooo:paragraph-rsid="0022b14a"/>
    </style:style>
    <style:style style:name="P4" style:family="paragraph" style:parent-style-name="Standard">
      <style:text-properties officeooo:rsid="002da5fe" officeooo:paragraph-rsid="002da5fe"/>
    </style:style>
    <style:style style:name="T1" style:family="text">
      <style:text-properties officeooo:rsid="000e4081"/>
    </style:style>
    <style:style style:name="T2" style:family="text">
      <style:text-properties officeooo:rsid="00101643"/>
    </style:style>
    <style:style style:name="T3" style:family="text">
      <style:text-properties officeooo:rsid="00113945"/>
    </style:style>
    <style:style style:name="T4" style:family="text">
      <style:text-properties officeooo:rsid="001333d7"/>
    </style:style>
    <style:style style:name="T5" style:family="text">
      <style:text-properties officeooo:rsid="00148a41"/>
    </style:style>
    <style:style style:name="T6" style:family="text">
      <style:text-properties officeooo:rsid="00157a95"/>
    </style:style>
    <style:style style:name="T7" style:family="text">
      <style:text-properties officeooo:rsid="00168a37"/>
    </style:style>
    <style:style style:name="T8" style:family="text">
      <style:text-properties officeooo:rsid="0017f7a0"/>
    </style:style>
    <style:style style:name="T9" style:family="text">
      <style:text-properties officeooo:rsid="001831cc"/>
    </style:style>
    <style:style style:name="T10" style:family="text">
      <style:text-properties officeooo:rsid="001918b6"/>
    </style:style>
    <style:style style:name="T11" style:family="text">
      <style:text-properties officeooo:rsid="001c0ed4"/>
    </style:style>
    <style:style style:name="T12" style:family="text">
      <style:text-properties officeooo:rsid="001dc7a2"/>
    </style:style>
    <style:style style:name="T13" style:family="text">
      <style:text-properties officeooo:rsid="001fc4ed"/>
    </style:style>
    <style:style style:name="T14" style:family="text">
      <style:text-properties officeooo:rsid="0020df7a"/>
    </style:style>
    <style:style style:name="T15" style:family="text">
      <style:text-properties officeooo:rsid="002f1b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:</text:p>
      <text:p text:style-name="P1">Blockchain is a termed technology that was proposed to decentralized enabled digital currency.<text:span text:style-name="T1">Blockchain has been used in many areas such as tracing sensor data ,e -voting and health care industry.</text:span><text:span text:style-name="T2">Bitcoin is a new advancement of blockchain technology.Many dealers takes interest of <text:s/>store digital <text:s/>money in virtual account liked online banking system app.Bitcoin is a good things for comitted users.The major problem in digital currency is data security.</text:span><text:span text:style-name="T3">In monetory persons bitcoin is the most notable virtual money.</text:span><text:span text:style-name="T4">In computerized types of cash bitcoin is the diamond of the social affairs of submitted customers.</text:span><text:span text:style-name="T5">In present era the most talking money is bitcoin.Bitcoin is the trade exchanging item carrying out distributed installment organizations.Bitcoin is the generally computerized money platform.</text:span><text:span text:style-name="T6">the no focal authority exist in bitcoin.The clients in organization of bitcoin need not to real names maybe they utilized fake names for overseeing and checking financial transactions of peoples.</text:span><text:span text:style-name="T7">Because of the utilizations of fake names bitcoin is secured for namelessness.</text:span><text:span text:style-name="T8">Bitcoin provides platform for all the exchanges are fully open to every persons.</text:span></text:p>
      <text:p text:style-name="P2">Blockchain is utlized functions as a record of executives of bitcoin.<text:span text:style-name="T9">Blockchain can be abused to <text:s/>screen stream of bitcoins among many exchanges.At the point when information from outside sources is amalgamated </text:span>with hint procured from the Blockchain, it might result to </text:p>
      <text:p text:style-name="P2">uncover client's personality and profile.<text:span text:style-name="T10">Blockchain is the center methods to help and complete bitcoins.In general talking a blockchain is the information structure that consolidates information blocks in a success way.</text:span><text:span text:style-name="T11">The incidents is occur bitcoin is buried in debates for giving a shelter to crime operations.</text:span><text:span text:style-name="T12">A few kinds of unlawful client take cover behind the cover of namelessness.</text:span><text:span text:style-name="T13">Bitcoin is an electronic installment framework dependent on cryptography as opposed <text:s/>to an credit.Exchange money to peoples in same country and differer</text:span><text:span text:style-name="T14">e</text:span><text:span text:style-name="T13">nt country.</text:span></text:p>
      <text:p text:style-name="P2"/>
      <text:p text:style-name="P3">INTRODUCTION:</text:p>
      <text:p text:style-name="P3">digital money is a decentralized online cash that </text:p>
      <text:p text:style-name="P3"/>
      <text:p text:style-name="P3">was created as a substitute way to move cash </text:p>
      <text:p text:style-name="P3"/>
      <text:p text:style-name="P3">in an uncommon manner. Existing monetary frameworks require </text:p>
      <text:p text:style-name="P3"/>
      <text:p text:style-name="P3">a unified confided in monetary organization to safely measure </text:p>
      <text:p text:style-name="P3"/>
      <text:p text:style-name="P3">exchanges between two gatherings. This organization charges </text:p>
      <text:p text:style-name="P3"/>
      <text:p text:style-name="P3">expensive help charges that are unavoidable for banking clients. </text:p>
      <text:p text:style-name="P3"/>
      <text:p text:style-name="P3">Notwithstanding such expense loads, deferred preparing time and </text:p>
      <text:p text:style-name="P3"/>
      <text:p text:style-name="P3">security issues have influenced the advanced monetary industry. </text:p>
      <text:p text:style-name="P3"/>
      <text:p text:style-name="P3">Certain exchanges, for example, reserves move, may require days or </text:p>
      <text:p text:style-name="P3"/>
      <text:p text:style-name="P3">weeks to be cleared, causing issues in instances of direness. The </text:p>
      <text:p text:style-name="P3"/>
      <text:p text:style-name="P3">cutting edge monetary framework is likewise tormented with security and </text:p>
      <text:p text:style-name="P3"/>
      <text:p text:style-name="P3">protection weaknesses. Monetary establishments utilize the most </text:p>
      <text:p text:style-name="P3"/>
      <text:p text:style-name="P3">progressed security procedures to ensure clients. Nonetheless, </text:p>
      <text:p text:style-name="P3"/>
      <text:p text:style-name="P3">the delicate data of the client is constantly presented to </text:p>
      <text:p text:style-name="P3"/>
      <text:p text:style-name="P3"><text:soft-page-break/>the monetary establishments making it helpless against data </text:p>
      <text:p text:style-name="P3"/>
      <text:p text:style-name="P3">spillage. To relieve these security concerns, protection chances, and </text:p>
      <text:p text:style-name="P3"/>
      <text:p text:style-name="P3">bothers, new cryptogra-phic conventions have been de- </text:p>
      <text:p text:style-name="P3"/>
      <text:p text:style-name="P3">veloped to permit secure and helpful resource move, without </text:p>
      <text:p text:style-name="P3"/>
      <text:p text:style-name="P3">including a concentrated outsider.With the progression of blockchain innovation, cryptographic money has arisen as one of </text:p>
      <text:p text:style-name="P3"/>
      <text:p text:style-name="P3">the most well known virtual cash applications. Bitcoin is the main cryptographic money, and it </text:p>
      <text:p text:style-name="P3"/>
      <text:p text:style-name="P3">has engaged wide open interest since its organization</text:p>
      <text:p text:style-name="P3"/>
      <text:p text:style-name="P3">. Bitcoin acknowledges solid exchange of assets in a decentralized square </text:p>
      <text:p text:style-name="P3"/>
      <text:p text:style-name="P3">chain, with the shortfall of any outsider associations.</text:p>
      <text:p text:style-name="P3">Blockchain and Bitcoin have given another vision and </text:p>
      <text:p text:style-name="P3"/>
      <text:p text:style-name="P3">unrest in the field of Information Technology. It used to </text:p>
      <text:p text:style-name="P3"/>
      <text:p text:style-name="P3">be a hypothetical idea to abuse decentralized cash as </text:p>
      <text:p text:style-name="P3"/>
      <text:p text:style-name="P3">much as conceivable until it came in light of It has proposed the idea </text:p>
      <text:p text:style-name="P3"/>
      <text:p text:style-name="P3">of Bitcoins and Blockchain innovation. This is a cash </text:p>
      <text:p text:style-name="P3"/>
      <text:p text:style-name="P3">which is in computerized design. This money should be </text:p>
      <text:p text:style-name="P3"/>
      <text:p text:style-name="P3">associated with numerous unlawful exchanges. Likewise, a few specialists </text:p>
      <text:p text:style-name="P3"/>
      <text:p text:style-name="P3">checked it as a cash supporting unlawful demonstrations. There is </text:p>
      <text:p text:style-name="P3"/>
      <text:p text:style-name="P3">extremely less data accessible about the purported author of </text:p>
      <text:p text:style-name="P3"/>
      <text:p text:style-name="P3">this computerized cash He has been covered </text:p>
      <text:p text:style-name="P3"/>
      <text:p text:style-name="P3">under numerous disputable articles however the truth of the matter is that no strong </text:p>
      <text:p text:style-name="P3"/>
      <text:p text:style-name="P3">proof is accessible to verification their assertions. it </text:p>
      <text:p text:style-name="P3"/>
      <text:p text:style-name="P3">himself has guaranteed that he is not, at this point identified with Bitcoins.</text:p>
      <text:p text:style-name="P3">Blockchain is the center </text:p>
      <text:p text:style-name="P3"/>
      <text:p text:style-name="P3">procedure to help and accomplish Bitcoin. Generally talking, a blockchain is a tied information structure that </text:p>
      <text:p text:style-name="P3"/>
      <text:p text:style-name="P3">joins information blocks in a successive way as far as time. It additionally can be seen as a carefully designed and </text:p>
      <text:p text:style-name="P3"/>
      <text:p text:style-name="P3">unforgeable dispersed record ensured by cryptography. Blockchain innovation is another application </text:p>
      <text:p text:style-name="P3"><text:soft-page-break/></text:p>
      <text:p text:style-name="P3">method of appropriated information stockpiling, highlight point transmission, agreement component and encryption. It </text:p>
      <text:p text:style-name="P3"/>
      <text:p text:style-name="P3">highlights decentralization, receptiveness, sealing, obscurity and recognizability. Blockchain has become </text:p>
      <text:p text:style-name="P3"/>
      <text:p text:style-name="P3">a famous exploration point in numerous fields because of its benefits, like money, e-government, Internet </text:p>
      <text:p text:style-name="P3"/>
      <text:p text:style-name="P3">of things, public administrations, the administrative recognizability of food and medication, and inventory network. It has been </text:p>
      <text:p text:style-name="P3"/>
      <text:p text:style-name="P3">viewed as a recent fad of innovative changes and mechanical upsets later on, and advanced </text:p>
      <text:p text:style-name="P3"/>
      <text:p text:style-name="P3">all throughout the planet.</text:p>
      <text:p text:style-name="P3">Bitcoin </text:p>
      <text:p text:style-name="P3"/>
      <text:p text:style-name="P3">is a disseminated electronic installment sys- </text:p>
      <text:p text:style-name="P3"/>
      <text:p text:style-name="P3">tem </text:p>
      <text:p text:style-name="P3"/>
      <text:p text:style-name="P3">Since its creation, numerous shippers have progressively </text:p>
      <text:p text:style-name="P3"/>
      <text:p text:style-name="P3">communicated their readiness to acknowledge bitcoin as a compensation </text:p>
      <text:p text:style-name="P3"/>
      <text:p text:style-name="P3">ment strategy. As of now, 14 355 dealers across the </text:p>
      <text:p text:style-name="P3"/>
      <text:p text:style-name="P3">globe are as of now utilizing bitcoin </text:p>
      <text:p text:style-name="P3"/>
      <text:p text:style-name="P3">, and the market esteem </text:p>
      <text:p text:style-name="P3"/>
      <text:p text:style-name="P3">of bitcoin keeps on ascending with the current market </text:p>
      <text:p text:style-name="P3">esteem at US160 billion </text:p>
      <text:p text:style-name="P3"/>
      <text:p text:style-name="P3">. Subsequently, bitcoin has had </text:p>
      <text:p text:style-name="P3"/>
      <text:p text:style-name="P3">a significant financial and innovative effect around the world.</text:p>
      <text:p text:style-name="P3">As the center innovation of digital forms of money and different decentralized </text:p>
      <text:p text:style-name="P3"/>
      <text:p text:style-name="P3">applications, the blockchain has drawn in significant consideration in both </text:p>
      <text:p text:style-name="P3"/>
      <text:p text:style-name="P3">the scholarly world and industry. It is an appropriated data set or public exchange </text:p>
      <text:p text:style-name="P3"/>
      <text:p text:style-name="P3">record shared by all members. The security of blockchain depends on the </text:p>
      <text:p text:style-name="P3"/>
      <text:p text:style-name="P3">fundamental information encryption, time stepping, appropriated agreement, and </text:p>
      <text:p text:style-name="P3"/>
      <text:p text:style-name="P3">motivation component, instead of a Trusted Third Party . It can </text:p>
      <text:p text:style-name="P3"/>
      <text:p text:style-name="P3">take care of the issue of trust foundation between hubs in the decen- </text:p>
      <text:p text:style-name="P3"/>
      <text:p text:style-name="P3"><text:soft-page-break/>tralized framework through confirmation and agreement component, and </text:p>
      <text:p text:style-name="P3"/>
      <text:p text:style-name="P3">in this way doubted clients can finish exchanges or information trade </text:p>
      <text:p text:style-name="P3"/>
      <text:p text:style-name="P3">without a confided in outsider. The development of Ethereum empowers clients </text:p>
      <text:p text:style-name="P3"/>
      <text:p text:style-name="P3">to run brilliant agreements on the blockchain, in this way fundamentally extending </text:p>
      <text:p text:style-name="P3"/>
      <text:p text:style-name="P3">the extent of blockchain applications. Presently, scientists have applied </text:p>
      <text:p text:style-name="P3"/>
      <text:p text:style-name="P3">blockchain in different frameworks, like the Internet of Things (IoT) </text:p>
      <text:p text:style-name="P3"/>
      <text:p text:style-name="P3">Haze Computing , Vehicular Ad-Hoc Network (VANET) and </text:p>
      <text:p text:style-name="P3"/>
      <text:p text:style-name="P3">keen city and so on In rundown, blockchain has shown a </text:p>
      <text:p text:style-name="P3"/>
      <text:p text:style-name="P3">promising possibility during the previous years.</text:p>
      <text:p text:style-name="P3">Digital currency is a decentralized shared (P2P) virtual cash trade framework dependent on </text:p>
      <text:p text:style-name="P3"/>
      <text:p text:style-name="P3">cryptographic standards Cryptography, upon its few uses, can likewise be utilized to create and </text:p>
      <text:p text:style-name="P3"/>
      <text:p text:style-name="P3">disseminate money units, for example, bitcoin (BTC) Nakamoto is quick to portray Bitcoin as </text:p>
      <text:p text:style-name="P3"/>
      <text:p text:style-name="P3">a decentralized shared (P2P) electronic cash installment which utilizes cryptographic </text:p>
      <text:p text:style-name="P3"/>
      <text:p text:style-name="P3">natives to ensure and address tasks, to protect monetary exchanges with computerized </text:p>
      <text:p text:style-name="P3"/>
      <text:p text:style-name="P3">cash. Bitcoin cryptographic money exchanges are endorsed with the elliptic bend computerized signature </text:p>
      <text:p text:style-name="P3"/>
      <text:p text:style-name="P3">calculation (ECDSA), where the boundaries included are from principles for productive cryptography bunch </text:p>
      <text:p text:style-name="P3"/>
      <text:p text:style-name="P3">(SECG).</text:p>
      <text:p text:style-name="P3">avvy matrix advancements use a two way stream and trans- </text:p>
      <text:p text:style-name="P3"/>
      <text:p text:style-name="P3">mission of power with an end goal to improve unwavering quality and </text:p>
      <text:p text:style-name="P3"/>
      <text:p text:style-name="P3">productivity of the electric matrix. At the center of the brilliant lattice lie </text:p>
      <text:p text:style-name="P3"/>
      <text:p text:style-name="P3">'brilliant meters', gadgets sent at purchaser areas that </text:p>
      <text:p text:style-name="P3"/>
      <text:p text:style-name="P3">give continuous observing of power utilization. This </text:p>
      <text:p text:style-name="P3"/>
      <text:p text:style-name="P3">progressed metering framework gives better situa- </text:p>
      <text:p text:style-name="P3"/>
      <text:p text:style-name="P3">tional consciousness of the electric force framework, hence lessening </text:p>
      <text:p text:style-name="P3"/>
      <text:p text:style-name="P3">blackouts, improving dependability, and profiting the two clients and </text:p>
      <text:p text:style-name="P3"/>
      <text:p text:style-name="P3">power suppliers from a decent usage of energy and </text:p>
      <text:p text:style-name="P3"/>
      <text:p text:style-name="P3"><text:soft-page-break/>lower costs. </text:p>
      <text:p text:style-name="P3"/>
      <text:p text:style-name="P3">Be that as it may, as meters communicate power-use data to </text:p>
      <text:p text:style-name="P3"/>
      <text:p text:style-name="P3">the utility supplier, there are not kidding worries with deference </text:p>
      <text:p text:style-name="P3"/>
      <text:p text:style-name="P3">to the protection intrusive character of these gadgets. Surely, the </text:p>
      <text:p text:style-name="P3"/>
      <text:p text:style-name="P3">incessant assortment of energy information can be utilized to profile clients </text:p>
      <text:p text:style-name="P3"/>
      <text:p text:style-name="P3">also, their home gadgets, consequently uncovering definite data </text:p>
      <text:p text:style-name="P3"/>
      <text:p text:style-name="P3">about practices, exercises or inclinations of occupants </text:p>
      <text:p text:style-name="P3"/>
      <text:p text:style-name="P3">Given that most clients are hesitant to submit nitty gritty </text:p>
      <text:p text:style-name="P3"/>
      <text:p text:style-name="P3">estimations, the utilization of impetuses or prizes might be one </text:p>
      <text:p text:style-name="P3"/>
      <text:p text:style-name="P3">of the couple of instruments to request client joint effort for even </text:p>
      <text:p text:style-name="P3"/>
      <text:p text:style-name="P3">more nitty gritty estimations than those permitted by administrative </text:p>
      <text:p text:style-name="P3"/>
      <text:p text:style-name="P3">structures. For instance, rather than announcing information each </text:p>
      <text:p text:style-name="P3"/>
      <text:p text:style-name="P3">hour, the client might expand the recurrence.</text:p>
      <text:p text:style-name="P4">CONCLUSION:</text:p>
      <text:p text:style-name="P4"><text:span text:style-name="T15">IN FUTURE </text:span><text:s/>beginning of Bitcoin, the cryptographic money market </text:p>
      <text:p text:style-name="P4"/>
      <text:p text:style-name="P4">has developed forcefully. It has additionally brought up major issues, </text:p>
      <text:p text:style-name="P4"/>
      <text:p text:style-name="P4">specifically, are digital currencies the eventual fate of money related </text:p>
      <text:p text:style-name="P4"/>
      <text:p text:style-name="P4">frameworks? We strived to address this conundrum from a specialized </text:p>
      <text:p text:style-name="P4"/>
      <text:p text:style-name="P4">point of view by zeroing in on the security concerns, protection </text:p>
      <text:p text:style-name="P4"/>
      <text:p text:style-name="P4">issues, and their compromises versus the exchange postponement of </text:p>
      <text:p text:style-name="P4"/>
      <text:p text:style-name="P4">Bitcoin. These worries are key factors in deciding the </text:p>
      <text:p text:style-name="P4"/>
      <text:p text:style-name="P4">eventual fate of digital currencies. To address these worries, we first </text:p>
      <text:p text:style-name="P4"/>
      <text:p text:style-name="P4">presented the foundation of Bitcoin and explained its major </text:p>
      <text:p text:style-name="P4"/>
      <text:p text:style-name="P4">building squares and conventions. Then, we dove into pivotal se- </text:p>
      <text:p text:style-name="P4"/>
      <text:p text:style-name="P4">curity concerns. We started by talking about the twofold spending </text:p>
      <text:p text:style-name="P4"/>
      <text:p text:style-name="P4">assault and dissecting its likelihood of accomplishment. Utilizing this </text:p>
      <text:p text:style-name="P4"/>
      <text:p text:style-name="P4">examination, we further assessed the benefit of a potential </text:p>
      <text:p text:style-name="P4"/>
      <text:p text:style-name="P4"><text:soft-page-break/>assault. We showed that anybody possessing not exactly half </text:p>
      <text:p text:style-name="P4"/>
      <text:p text:style-name="P4">of the all out computational force will ultimately lose at a few </text:p>
      <text:p text:style-name="P4"/>
      <text:p text:style-name="P4">point while playing out the assault. Likewise, we investigated the </text:p>
      <text:p text:style-name="P4"/>
      <text:p text:style-name="P4">significant organization related security issues of the hidden friend </text:p>
      <text:p text:style-name="P4"/>
      <text:p text:style-name="P4">to-peer organization. Our conversation showed that these organization </text:p>
      <text:p text:style-name="P4"/>
      <text:p text:style-name="P4">assaults are inescapable since there is no strategy to confine </text:p>
      <text:p text:style-name="P4"/>
      <text:p text:style-name="P4">pernicious hubs from associating with the organization. We further </text:p>
      <text:p text:style-name="P4"/>
      <text:p text:style-name="P4">investigated capacity security by exploring the wallet infrastruc- </text:p>
      <text:p text:style-name="P4"/>
      <text:p text:style-name="P4">tures and the various methods of capacity. We presumed that </text:p>
      <text:p text:style-name="P4"/>
      <text:p text:style-name="P4">there is a compromise between capacity security and reasonableness. </text:p>
      <text:p text:style-name="P4"/>
      <text:p text:style-name="P4">Past the security gives that Bitcoin endures, we researched </text:p>
      <text:p text:style-name="P4"/>
      <text:p text:style-name="P4">the protection restrictions inborn to the framework. We exposed </text:p>
      <text:p text:style-name="P4"/>
      <text:p text:style-name="P4">the misinterpretation of Bitcoin obscurity and looked into major </text:p>
      <text:p text:style-name="P4"/>
      <text:p text:style-name="P4">strategies for security insurance. We additionally hoped to extend </text:p>
      <text:p text:style-name="P4"/>
      <text:p text:style-name="P4">the peruser's information on arising altcoins with cutting edge </text:p>
      <text:p text:style-name="P4"/>
      <text:p text:style-name="P4">security and protection highlights. </text:p>
      <text:p text:style-name="P4"/>
      <text:p text:style-name="P4">Broad exploration is as yet required in the blockchain space </text:p>
      <text:p text:style-name="P4"/>
      <text:p text:style-name="P4">to completely comprehend and upgrade the security and protection of </text:p>
      <text:p text:style-name="P4"/>
      <text:p text:style-name="P4">such applications. Despite the fact that numerous applications focus on further </text:p>
      <text:p text:style-name="P4"/>
      <text:p text:style-name="P4">upgrading security or potentially protection, the clients stay distrustful </text:p>
      <text:p text:style-name="P4"/>
      <text:p text:style-name="P4">because of different application explicit prerequisites. As examination </text:p>
      <text:p text:style-name="P4"/>
      <text:p text:style-name="P4">propels in these fields, it is conceivable that blockchain-based </text:p>
      <text:p text:style-name="P4"/>
      <text:p text:style-name="P4">frameworks may help alter and override the unified </text:p>
      <text:p text:style-name="P4"/>
      <text:p text:style-name="P4">frameworks we depend on today.Bitcoin is the most mainstream cryptographic money in the current market. It is accepted that Bitcoin </text:p>
      <text:p text:style-name="P4"/>
      <text:p text:style-name="P4">will basically reshape installments, financial matters, and even governmental issues all throughout the planet Parallel with the ascent of the Fintech business, this examination intends to comprehend </text:p>
      <text:p text:style-name="P4"/>
      <text:p text:style-name="P4"><text:soft-page-break/>the security includes that impact apparent security and saw trust in Bitcoin, and </text:p>
      <text:p text:style-name="P4"/>
      <text:p text:style-name="P4">the part of apparent security and saw trust in clarifying Bitcoin use. Strangely, </text:p>
      <text:p text:style-name="P4"/>
      <text:p text:style-name="P4">the discoveries show that specialized insurances decidedly impact Bitcoin clients' apparent </text:p>
      <text:p text:style-name="P4"/>
      <text:p text:style-name="P4">security just, while exchange systems decidedly impact the clients' apparent trust </text:p>
      <text:p text:style-name="P4"/>
      <text:p text:style-name="P4">as it were. In any case, security proclamation decidedly impacts both saw security and per- </text:p>
      <text:p text:style-name="P4"/>
      <text:p text:style-name="P4">ceived trust. Furthermore, the discoveries support that apparent security and saw trust </text:p>
      <text:p text:style-name="P4"/>
      <text:p text:style-name="P4">in Bitcoin at last builds Bitcoin use. Indeed, saw trust is critical, </text:p>
      <text:p text:style-name="P4"/>
      <text:p text:style-name="P4">as Bitcoin clients' apparent trust of Bitcoin intercedes the connection between saw </text:p>
      <text:p text:style-name="P4"/>
      <text:p text:style-name="P4">security and Bitcoin us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09:44:51.461421771</meta:creation-date>
    <meta:generator>LibreOffice/6.4.7.2$Linux_X86_64 LibreOffice_project/40$Build-2</meta:generator>
    <dc:date>2021-06-16T13:51:19.710369067</dc:date>
    <meta:editing-duration>PT3H14M42S</meta:editing-duration>
    <meta:editing-cycles>28</meta:editing-cycles>
    <meta:document-statistic meta:table-count="0" meta:image-count="0" meta:object-count="0" meta:page-count="7" meta:paragraph-count="157" meta:word-count="1768" meta:character-count="12214" meta:non-whitespace-character-count="10455"/>
  </office:meta>
</office:document-meta>
</file>